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775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8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Pyramid Sco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-LexRank (without any modifications)</text:p>
          </table:table-cell>
          <table:table-cell office:value-type="float" office:value="0.7171" calcext:value-type="float">
            <text:p>0.71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xical similarity calculated in Python</text:p>
          </table:table-cell>
          <table:table-cell office:value-type="float" office:value="0.727005328762" calcext:value-type="float">
            <text:p>0.7270053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stopwords + (UG, BG) – No weights </text:p>
          </table:table-cell>
          <table:table-cell office:value-type="float" office:value="0.761681589315" calcext:value-type="float">
            <text:p>0.7616815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stopwords + (UG, BG, Citations) – No weights </text:p>
          </table:table-cell>
          <table:table-cell table:style-name="ce2" office:value-type="float" office:value="0.731624672987" calcext:value-type="float">
            <text:p>0.7316246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stopwords + Unigrams </text:p>
          </table:table-cell>
          <table:table-cell office:value-type="float" office:value="0.747423220338" calcext:value-type="float">
            <text:p>0.7474232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stopwords + Bigrams </text:p>
          </table:table-cell>
          <table:table-cell office:value-type="float" office:value="0.768911561828" calcext:value-type="float">
            <text:p>0.76891156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stopwords + No. Of citations as feature</text:p>
          </table:table-cell>
          <table:table-cell office:value-type="float" office:value="0.733509077206" calcext:value-type="float">
            <text:p>0.7335090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ified LexRank (used new lexical similarity measure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grams</text:p>
          </table:table-cell>
          <table:table-cell office:value-type="float" office:value="0.731401057984" calcext:value-type="float">
            <text:p>0.731401058</text:p>
          </table:table-cell>
          <table:table-cell office:value-type="float" office:value="0.66584550154" calcext:value-type="float">
            <text:p>0.6658455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rams</text:p>
          </table:table-cell>
          <table:table-cell office:value-type="float" office:value="0.732955515863" calcext:value-type="float">
            <text:p>0.7329555159</text:p>
          </table:table-cell>
          <table:table-cell office:value-type="float" office:value="0.621246502545" calcext:value-type="float">
            <text:p>0.6212465025</text:p>
          </table:table-cell>
          <table:table-cell table:number-columns-repeated="2"/>
          <table:table-cell table:style-name="ce1" office:value-type="string" calcext:value-type="string">
            <text:p>Baseline setup</text:p>
          </table:table-cell>
          <table:table-cell table:style-name="ce1" office:value-type="string" calcext:value-type="string">
            <text:p>P-Scores</text:p>
          </table:table-cell>
        </table:table-row>
        <table:table-row table:style-name="ro1">
          <table:table-cell office:value-type="string" calcext:value-type="string">
            <text:p>No of citations (wrong – all similarities 1 due of cosine sim)</text:p>
          </table:table-cell>
          <table:table-cell office:value-type="float" office:value="0.666129812194" calcext:value-type="float">
            <text:p>0.666129812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-LexRank with ~ 100 words</text:p>
          </table:table-cell>
          <table:table-cell office:value-type="float" office:value="0.643866569982" calcext:value-type="float">
            <text:p>0.643866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andom summary ~ 100 words</text:p>
          </table:table-cell>
          <table:table-cell office:value-type="float" office:value="0.476236724079" calcext:value-type="float">
            <text:p>0.4762367241</text:p>
          </table:table-cell>
        </table:table-row>
        <table:table-row table:style-name="ro1">
          <table:table-cell table:style-name="ce1" office:value-type="string" calcext:value-type="string">
            <text:p>Baseline set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LexRank (without any modifications) – 5 sentences</text:p>
          </table:table-cell>
          <table:table-cell office:value-type="float" office:value="0.711790016176" calcext:value-type="float">
            <text:p>0.7117900162</text:p>
          </table:table-cell>
          <table:table-cell table:number-columns-repeated="3"/>
          <table:table-cell table:style-name="ce1" office:value-type="string" calcext:value-type="string">
            <text:p>Features</text:p>
          </table:table-cell>
          <table:table-cell/>
        </table:table-row>
        <table:table-row table:style-name="ro1">
          <table:table-cell office:value-type="string" calcext:value-type="string">
            <text:p>C-LexRank (without any modifications) ~ 100 words</text:p>
          </table:table-cell>
          <table:table-cell office:value-type="float" office:value="0.738752362053" calcext:value-type="float">
            <text:p>0.7387523621</text:p>
          </table:table-cell>
          <table:table-cell office:value-type="float" office:value="0.643866569982" calcext:value-type="float">
            <text:p>0.6438665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grams</text:p>
          </table:table-cell>
          <table:table-cell office:value-type="float" office:value="0.66584550154" calcext:value-type="float">
            <text:p>0.6658455015</text:p>
          </table:table-cell>
        </table:table-row>
        <table:table-row table:style-name="ro1">
          <table:table-cell office:value-type="string" calcext:value-type="string">
            <text:p>Random summary ~ 100 words</text:p>
          </table:table-cell>
          <table:table-cell office:value-type="float" office:value="0.471296088519" calcext:value-type="float">
            <text:p>0.4712960885</text:p>
          </table:table-cell>
          <table:table-cell office:value-type="float" office:value="0.476236724079" calcext:value-type="float">
            <text:p>0.476236724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grams</text:p>
          </table:table-cell>
          <table:table-cell office:value-type="float" office:value="0.621246502545" calcext:value-type="float">
            <text:p>0.6212465025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No of citations</text:p>
          </table:table-cell>
          <table:table-cell office:value-type="float" office:value="0.580002181412" calcext:value-type="float">
            <text:p>0.5800021814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UG of POS Tags </text:p>
          </table:table-cell>
          <table:table-cell office:value-type="float" office:value="0.651296356051" calcext:value-type="float">
            <text:p>0.6512963561</text:p>
          </table:table-cell>
        </table:table-row>
        <table:table-row table:style-name="ro1">
          <table:table-cell office:value-type="string" calcext:value-type="string">
            <text:p>No of citations (using min/max similarity) </text:p>
          </table:table-cell>
          <table:table-cell office:value-type="float" office:value="0.58867816809" calcext:value-type="float">
            <text:p>0.5886781681</text:p>
          </table:table-cell>
          <table:table-cell office:value-type="float" office:value="0.580002181412" calcext:value-type="float">
            <text:p>0.580002181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G of POS Tags </text:p>
          </table:table-cell>
          <table:table-cell office:value-type="float" office:value="0.525879994665" calcext:value-type="float">
            <text:p>0.5258799947</text:p>
          </table:table-cell>
        </table:table-row>
        <table:table-row table:style-name="ro1">
          <table:table-cell office:value-type="string" calcext:value-type="string">
            <text:p>UG of POS Tags </text:p>
          </table:table-cell>
          <table:table-cell office:value-type="float" office:value="0.731367254577" calcext:value-type="float">
            <text:p>0.7313672546</text:p>
          </table:table-cell>
          <table:table-cell office:value-type="float" office:value="0.651296356051" calcext:value-type="float">
            <text:p>0.651296356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ibilographic coupling</text:p>
          </table:table-cell>
          <table:table-cell office:value-type="float" office:value="0.575899134225" calcext:value-type="float">
            <text:p>0.5758991342</text:p>
          </table:table-cell>
        </table:table-row>
        <table:table-row table:style-name="ro1">
          <table:table-cell office:value-type="string" calcext:value-type="string">
            <text:p>BG of POS Tags </text:p>
          </table:table-cell>
          <table:table-cell office:value-type="float" office:value="0.726441753837" calcext:value-type="float">
            <text:p>0.7264417538</text:p>
          </table:table-cell>
          <table:table-cell office:value-type="float" office:value="0.525879994665" calcext:value-type="float">
            <text:p>0.525879994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o-citation matrix similarity</text:p>
          </table:table-cell>
          <table:table-cell office:value-type="float" office:value="0.466875546409" calcext:value-type="float">
            <text:p>0.4668755464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Title similarity</text:p>
          </table:table-cell>
          <table:table-cell office:value-type="float" office:value="0.57439873791" calcext:value-type="float">
            <text:p>0.5743987379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Author similarity</text:p>
          </table:table-cell>
          <table:table-cell office:value-type="float" office:value="0.547683566686" calcext:value-type="float">
            <text:p>0.5476835667</text:p>
          </table:table-cell>
        </table:table-row>
        <table:table-row table:style-name="ro1">
          <table:table-cell office:value-type="string" calcext:value-type="string">
            <text:p>Bibilographic coupling</text:p>
          </table:table-cell>
          <table:table-cell/>
          <table:table-cell office:value-type="float" office:value="0.575899134225" calcext:value-type="float">
            <text:p>0.57589913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ime similarity</text:p>
          </table:table-cell>
          <table:table-cell office:value-type="float" office:value="0.55838522988" calcext:value-type="float">
            <text:p>0.5583852299</text:p>
          </table:table-cell>
        </table:table-row>
        <table:table-row table:style-name="ro1">
          <table:table-cell office:value-type="string" calcext:value-type="string">
            <text:p>Co-citation matrix similarity</text:p>
          </table:table-cell>
          <table:table-cell/>
          <table:table-cell office:value-type="float" office:value="0.466875546409" calcext:value-type="float">
            <text:p>0.4668755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le similarity</text:p>
          </table:table-cell>
          <table:table-cell/>
          <table:table-cell office:value-type="float" office:value="0.57439873791" calcext:value-type="float">
            <text:p>0.5743987379</text:p>
          </table:table-cell>
          <table:table-cell table:number-columns-repeated="2"/>
          <table:table-cell table:style-name="ce2" office:value-type="string" calcext:value-type="string" table:number-columns-spanned="2" table:number-rows-spanned="1">
            <text:p>(Simple averaging)</text:p>
          </table:table-cell>
          <table:covered-table-cell/>
        </table:table-row>
        <table:table-row table:style-name="ro1">
          <table:table-cell office:value-type="string" calcext:value-type="string">
            <text:p>Author similarity</text:p>
          </table:table-cell>
          <table:table-cell/>
          <table:table-cell office:value-type="float" office:value="0.547683566686" calcext:value-type="float">
            <text:p>0.5476835667</text:p>
          </table:table-cell>
          <table:table-cell table:number-columns-repeated="2"/>
          <table:table-cell table:style-name="ce4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Time similarity</text:p>
          </table:table-cell>
          <table:table-cell/>
          <table:table-cell office:value-type="float" office:value="0.55838522988" calcext:value-type="float">
            <text:p>0.5583852299</text:p>
          </table:table-cell>
          <table:table-cell table:number-columns-repeated="2"/>
          <table:table-cell table:style-name="ce4" table:number-columns-spanned="2" table:number-rows-spanned="1"/>
          <table:covered-table-cell/>
        </table:table-row>
        <table:table-row table:style-name="ro1">
          <table:table-cell table:number-columns-repeated="5"/>
          <table:table-cell table:style-name="ce5" office:value-type="string" calcext:value-type="string">
            <text:p>Average of features 1,2,3,4,6 (top 5)</text:p>
          </table:table-cell>
          <table:table-cell table:style-name="ce3" office:value-type="float" office:value="0.6173276955" calcext:value-type="float">
            <text:p>0.6173276955</text:p>
          </table:table-cell>
        </table:table-row>
        <table:table-row table:style-name="ro1">
          <table:table-cell table:number-columns-repeated="5"/>
          <table:table-cell table:style-name="ce5" office:value-type="string" calcext:value-type="string">
            <text:p>Average of 1,4 (top 2)</text:p>
          </table:table-cell>
          <table:table-cell office:value-type="float" office:value="0.6155651665" calcext:value-type="float">
            <text:p>0.6155651665</text:p>
          </table:table-cell>
        </table:table-row>
        <table:table-row table:style-name="ro1">
          <table:table-cell table:number-columns-repeated="5"/>
          <table:table-cell table:style-name="ce5" office:value-type="string" calcext:value-type="string">
            <text:p>[1:10] (all features)</text:p>
          </table:table-cell>
          <table:table-cell table:style-name="ce3" office:value-type="float" office:value="0.6120720413" calcext:value-type="float">
            <text:p>0.6120720413</text:p>
          </table:table-cell>
        </table:table-row>
        <table:table-row table:style-name="ro1">
          <table:table-cell table:number-columns-repeated="5"/>
          <table:table-cell table:style-name="ce5" office:value-type="string" calcext:value-type="string">
            <text:p>[1, 2, 4] (3 highest P-scores)</text:p>
          </table:table-cell>
          <table:table-cell table:style-name="ce3" office:value-type="float" office:value="0.641261796" calcext:value-type="float">
            <text:p>0.641261796</text:p>
          </table:table-cell>
        </table:table-row>
        <table:table-row table:style-name="ro1">
          <table:table-cell table:number-columns-repeated="5"/>
          <table:table-cell table:style-name="ce5" office:value-type="string" calcext:value-type="string">
            <text:p>*[1,2,3,5,6] (max &gt; 0.9 and range &gt; 0.5)</text:p>
          </table:table-cell>
          <table:table-cell office:value-type="float" office:value="0.6577152563" calcext:value-type="float">
            <text:p>0.6577152563</text:p>
          </table:table-cell>
        </table:table-row>
        <table:table-row table:style-name="ro1">
          <table:table-cell table:number-columns-repeated="4"/>
          <table:table-cell table:style-name="ce3"/>
          <table:table-cell table:style-name="ce5" office:value-type="string" calcext:value-type="string">
            <text:p>**[1,3,5] (max &gt; 0.95 and range &gt; 0.6)</text:p>
          </table:table-cell>
          <table:table-cell office:value-type="float" office:value="0.6316071152" calcext:value-type="float">
            <text:p>0.6316071152</text:p>
          </table:table-cell>
        </table:table-row>
        <table:table-row table:style-name="ro1">
          <table:table-cell table:number-columns-repeated="4"/>
          <table:table-cell table:style-name="ce3"/>
          <table:table-cell office:value-type="string" calcext:value-type="string">
            <text:p>max of [1,4,8]</text:p>
          </table:table-cell>
          <table:table-cell office:value-type="float" office:value="0.584692713182" calcext:value-type="float">
            <text:p>0.58469271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x of [1,4,8] with cutoff 0.8</text:p>
          </table:table-cell>
          <table:table-cell office:value-type="float" office:value="0.565835688891" calcext:value-type="float">
            <text:p>0.56583568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x of [1,4,8] with cutoff 0.9</text:p>
          </table:table-cell>
          <table:table-cell office:value-type="float" office:value="0.588432160412" calcext:value-type="float">
            <text:p>0.5884321604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min of [1,4,8] with cutoff 0.8</text:p>
          </table:table-cell>
          <table:table-cell table:style-name="ce1" office:value-type="float" office:value="0.670633133478" calcext:value-type="float">
            <text:p>0.6706331335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min of [1,4,8] with cutoff 0.95</text:p>
          </table:table-cell>
          <table:table-cell table:style-name="ce1" office:value-type="float" office:value="0.693469012836" calcext:value-type="float">
            <text:p>0.6934690128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min of [1,4,8] with cutoff 0.85</text:p>
          </table:table-cell>
          <table:table-cell table:style-name="ce1" office:value-type="float" office:value="0.718760530357" calcext:value-type="float">
            <text:p>0.7187605304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min of [1,4,8] with cutoff 0.9</text:p>
          </table:table-cell>
          <table:table-cell table:style-name="ce1" office:value-type="float" office:value="0.710563600791" calcext:value-type="float">
            <text:p>0.71056360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n of [1,2,4,8] with cutoff 0.85</text:p>
          </table:table-cell>
          <table:table-cell office:value-type="float" office:value="0.619383466059" calcext:value-type="float">
            <text:p>0.619383466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n of [1,2,4,8] with cutoff 0.9</text:p>
          </table:table-cell>
          <table:table-cell office:value-type="float" office:value="0.58567271224" calcext:value-type="float">
            <text:p>0.5856727122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min of [1,4,6,8] with cutoff 0.85</text:p>
          </table:table-cell>
          <table:table-cell table:style-name="ce1" office:value-type="float" office:value="0.722862108715" calcext:value-type="float">
            <text:p>0.7228621087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min of [1,2,4,8] with cutoff 0.85 (normalized)</text:p>
          </table:table-cell>
          <table:table-cell table:style-name="ce1" office:value-type="float" office:value="0.679249946025" calcext:value-type="float">
            <text:p>0.67924994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n of [1,2,4,6,8] with cutoff 0.85 (normalized)</text:p>
          </table:table-cell>
          <table:table-cell office:value-type="float" office:value="0.628694757736" calcext:value-type="float">
            <text:p>0.6286947577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min of [1,4,8] with cutoff 0.85 (normalized)</text:p>
          </table:table-cell>
          <table:table-cell table:style-name="ce1" office:value-type="float" office:value="0.669062810602" calcext:value-type="float">
            <text:p>0.6690628106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min of [1,4,6,8] with cutoff 0.85 (normalized)</text:p>
          </table:table-cell>
          <table:table-cell table:style-name="ce1" office:value-type="float" office:value="0.715112273294" calcext:value-type="float">
            <text:p>0.715112273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n of [1,3,4,6,8] with cutoff 0.85 (normalized)</text:p>
          </table:table-cell>
          <table:table-cell office:value-type="float" office:value="0.659305721218" calcext:value-type="float">
            <text:p>0.6593057212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min of [1,4,6,8] with cutoff 0.9 (normalized)</text:p>
          </table:table-cell>
          <table:table-cell table:style-name="ce1" office:value-type="float" office:value="0.705321094595" calcext:value-type="float">
            <text:p>0.7053210946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min of [1,4,6,8, 13] with cutoff 0.85 (normalized)</text:p>
          </table:table-cell>
          <table:table-cell office:value-type="float" office:value="0.601209357693" calcext:value-type="float">
            <text:p>0.601209357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 calcext:value-type="string">
            <text:p>* The feature is selected if for a paper it gives a max score of &gt; 0.9 and max-min of P-scores for that paper is &gt; 0.5 giving us [1,2,4]</text:p>
          </table:table-cell>
          <table:table-cell/>
        </table:table-row>
        <table:table-row table:style-name="ro3">
          <table:table-cell table:number-columns-repeated="5"/>
          <table:table-cell table:style-name="ce2" office:value-type="string" calcext:value-type="string">
            <text:p>** Same as above with max &gt; 0.95 and range &gt; 0.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03:04:57.737044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3:40:37.978306082</meta:creation-date>
    <dc:date>2015-11-07T05:12:40.117666201</dc:date>
    <meta:editing-duration>PT1H17M49S</meta:editing-duration>
    <meta:editing-cycles>10</meta:editing-cycles>
    <meta:generator>LibreOffice/4.2.8.2$Linux_x86 LibreOffice_project/420m0$Build-2</meta:generator>
    <meta:document-statistic meta:table-count="1" meta:cell-count="139" meta:object-count="0"/>
  </office:meta>
</office:document-meta>
</file>